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C000001BEB1FCB5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Report</text:h>
      <text:p text:style-name="Text_20_body"/>
      <text:p text:style-name="Text_20_body"><text:span text:style-name="T1">Customer:<text:tab/></text:span>{{customer_name}}</text:p>
      <text:p text:style-name="Text_20_body"><text:span text:style-name="T1">Date:</text:span> <text:tab/><text:tab/>{{date}}</text:p>
      <text:p text:style-name="Text_20_body"/>
      <text:p text:style-name="P1">Description:</text:p>
      <text:p text:style-name="P2">{{description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x="0.115cm" svg:y="0.143cm" svg:width="2.434cm" svg:height="1.752cm" draw:z-index="0"><draw:image xlink:href="Pictures/100002010000017C000001BEB1FCB5DB.png" xlink:type="simple" xlink:show="embed" xlink:actuate="onLoad"/></draw:frame></text:p>
        <text:p text:style-name="Header"/>
        <text:p text:style-name="MP1">Green Is Goo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30T13:15:30.48</meta:creation-date>
    <meta:document-statistic meta:table-count="0" meta:image-count="1" meta:object-count="0" meta:page-count="1" meta:paragraph-count="6" meta:word-count="11" meta:character-count="97"/>
    <dc:date>2026-03-30T13:19:49.22</dc:date>
    <meta:editing-duration>PT4M19S</meta:editing-duration>
    <meta:editing-cycles>1</meta:editing-cycles>
    <meta:generator>OpenOffice/4.1.15$Win32 OpenOffice.org_project/4115m2$Build-9813</meta:generator>
  </office:meta>
</office:document-meta>
</file>